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44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2.5" calcext:value-type="float">
            <text:p>2.5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259 kWh</text:p>
          </table:table-cell>
          <table:table-cell office:value-type="float" office:value="1965.58" calcext:value-type="float">
            <text:p>1965.58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35.87" calcext:value-type="float">
            <text:p>335.87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T-1</text:p>
          </table:table-cell>
          <table:table-cell office:value-type="float" office:value="2577.47" calcext:value-type="float">
            <text:p>2577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0.62" calcext:value-type="float">
            <text:p>10.62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275 kWh</text:p>
          </table:table-cell>
          <table:table-cell office:value-type="float" office:value="2079.22" calcext:value-type="float">
            <text:p>2079.22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52.94" calcext:value-type="float">
            <text:p>352.94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T-1</text:p>
          </table:table-cell>
          <table:table-cell office:value-type="float" office:value="2716.5" calcext:value-type="float">
            <text:p>271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9.14" calcext:value-type="float">
            <text:p>9.14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311 kWh</text:p>
          </table:table-cell>
          <table:table-cell office:value-type="float" office:value="2341.47" calcext:value-type="float">
            <text:p>2341.4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392.51" calcext:value-type="float">
            <text:p>392.51</text:p>
          </table:table-cell>
          <table:table-cell office:value-type="float" office:value="25.91" calcext:value-type="float">
            <text:p>25.91</text:p>
          </table:table-cell>
          <table:table-cell office:value-type="string" calcext:value-type="string">
            <text:p>T-1</text:p>
          </table:table-cell>
          <table:table-cell office:value-type="float" office:value="3018.41" calcext:value-type="float">
            <text:p>3018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4.94" calcext:value-type="float">
            <text:p>4.94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88 kWh</text:p>
          </table:table-cell>
          <table:table-cell office:value-type="float" office:value="2158.97" calcext:value-type="float">
            <text:p>2158.9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64.71" calcext:value-type="float">
            <text:p>364.71</text:p>
          </table:table-cell>
          <table:table-cell office:value-type="float" office:value="24.07" calcext:value-type="float">
            <text:p>24.07</text:p>
          </table:table-cell>
          <table:table-cell office:value-type="string" calcext:value-type="string">
            <text:p>T-1</text:p>
          </table:table-cell>
          <table:table-cell office:value-type="float" office:value="2801.04" calcext:value-type="float">
            <text:p>2801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33.84" calcext:value-type="float">
            <text:p>33.84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290 kWh</text:p>
          </table:table-cell>
          <table:table-cell office:value-type="float" office:value="2165.28" calcext:value-type="float">
            <text:p>2165.2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65.51" calcext:value-type="float">
            <text:p>365.51</text:p>
          </table:table-cell>
          <table:table-cell office:value-type="float" office:value="24.13" calcext:value-type="float">
            <text:p>24.13</text:p>
          </table:table-cell>
          <table:table-cell office:value-type="string" calcext:value-type="string">
            <text:p>T-1</text:p>
          </table:table-cell>
          <table:table-cell office:value-type="float" office:value="2836.11" calcext:value-type="float">
            <text:p>2836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17.33" calcext:value-type="float">
            <text:p>17.33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290 kWh</text:p>
          </table:table-cell>
          <table:table-cell office:value-type="float" office:value="2156.32" calcext:value-type="float">
            <text:p>2156.3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64" calcext:value-type="float">
            <text:p>364</text:p>
          </table:table-cell>
          <table:table-cell office:value-type="float" office:value="24.03" calcext:value-type="float">
            <text:p>24.03</text:p>
          </table:table-cell>
          <table:table-cell office:value-type="string" calcext:value-type="string">
            <text:p>T-1</text:p>
          </table:table-cell>
          <table:table-cell office:value-type="float" office:value="2808.01" calcext:value-type="float">
            <text:p>2808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5.77" calcext:value-type="float">
            <text:p>5.77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292 kWh</text:p>
          </table:table-cell>
          <table:table-cell office:value-type="float" office:value="2162.5" calcext:value-type="float">
            <text:p>2162.5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64.79" calcext:value-type="float">
            <text:p>364.79</text:p>
          </table:table-cell>
          <table:table-cell office:value-type="float" office:value="24.08" calcext:value-type="float">
            <text:p>24.08</text:p>
          </table:table-cell>
          <table:table-cell office:value-type="string" calcext:value-type="string">
            <text:p>T-1</text:p>
          </table:table-cell>
          <table:table-cell office:value-type="float" office:value="2802.49" calcext:value-type="float">
            <text:p>280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283 kWh</text:p>
          </table:table-cell>
          <table:table-cell office:value-type="float" office:value="2087.23" calcext:value-type="float">
            <text:p>2087.2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53.23" calcext:value-type="float">
            <text:p>353.23</text:p>
          </table:table-cell>
          <table:table-cell office:value-type="float" office:value="23.32" calcext:value-type="float">
            <text:p>23.32</text:p>
          </table:table-cell>
          <table:table-cell office:value-type="string" calcext:value-type="string">
            <text:p>T-1</text:p>
          </table:table-cell>
          <table:table-cell office:value-type="float" office:value="2708.11" calcext:value-type="float">
            <text:p>2708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13.75" calcext:value-type="float">
            <text:p>13.75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328 kWh</text:p>
          </table:table-cell>
          <table:table-cell office:value-type="float" office:value="2375.49" calcext:value-type="float">
            <text:p>2375.4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96.75" calcext:value-type="float">
            <text:p>396.75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T-1</text:p>
          </table:table-cell>
          <table:table-cell office:value-type="float" office:value="3055.5" calcext:value-type="float">
            <text:p>3055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6" calcext:value-type="float">
            <text:p>6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352 kWh</text:p>
          </table:table-cell>
          <table:table-cell office:value-type="float" office:value="2519.14" calcext:value-type="float">
            <text:p>2519.14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18.65" calcext:value-type="float">
            <text:p>418.65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T-1</text:p>
          </table:table-cell>
          <table:table-cell office:value-type="float" office:value="3215.62" calcext:value-type="float">
            <text:p>3215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 office:value-type="float" office:value="4.81" calcext:value-type="float">
            <text:p>4.81</text:p>
          </table:table-cell>
          <table:table-cell office:value-type="float" office:value="141.55" calcext:value-type="float">
            <text:p>141.55</text:p>
          </table:table-cell>
          <table:table-cell office:value-type="string" calcext:value-type="string">
            <text:p>277 kWh</text:p>
          </table:table-cell>
          <table:table-cell office:value-type="float" office:value="1974.3" calcext:value-type="float">
            <text:p>1974.3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35.95" calcext:value-type="float">
            <text:p>335.95</text:p>
          </table:table-cell>
          <table:table-cell office:value-type="float" office:value="22.17" calcext:value-type="float">
            <text:p>22.17</text:p>
          </table:table-cell>
          <table:table-cell office:value-type="string" calcext:value-type="string">
            <text:p>T-1</text:p>
          </table:table-cell>
          <table:table-cell office:value-type="float" office:value="2580.42" calcext:value-type="float">
            <text:p>2580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6.41" calcext:value-type="float">
            <text:p>6.41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279 kWh</text:p>
          </table:table-cell>
          <table:table-cell office:value-type="float" office:value="1980.76" calcext:value-type="float">
            <text:p>1980.7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36.78" calcext:value-type="float">
            <text:p>336.78</text:p>
          </table:table-cell>
          <table:table-cell office:value-type="float" office:value="22.23" calcext:value-type="float">
            <text:p>22.23</text:p>
          </table:table-cell>
          <table:table-cell office:value-type="string" calcext:value-type="string">
            <text:p>T-1</text:p>
          </table:table-cell>
          <table:table-cell office:value-type="float" office:value="2588.4" calcext:value-type="float">
            <text:p>2588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41:54.358000000</meta:creation-date>
    <dc:date>2018-03-26T07:46:09.965000000</dc:date>
    <meta:editing-duration>PT4M16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